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Roboto" svg:font-family="Roboto, sans-serif"/>
    <style:font-face style:name="monospace" svg:font-family="monospace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text-underline-style="none"/>
    </style:style>
    <style:style style:name="P2" style:family="paragraph" style:parent-style-name="Standard">
      <style:text-properties style:font-name="DejaVu Sans Mono" style:text-underline-style="none" style:font-name-asian="DejaVu Sans Mono"/>
    </style:style>
    <style:style style:name="P3" style:family="paragraph" style:parent-style-name="Standard">
      <style:text-properties style:font-name="DejaVu Sans Mono" style:text-underline-style="solid" style:text-underline-type="double" style:text-underline-width="auto" style:text-underline-color="font-color" style:font-name-asian="DejaVu Sans Mono"/>
    </style:style>
    <style:style style:name="P4" style:family="paragraph" style:parent-style-name="Standard">
      <style:text-properties style:font-name="DejaVu Sans Mono" style:font-name-asian="DejaVu Sans Mono"/>
    </style:style>
    <style:style style:name="P5" style:family="paragraph" style:parent-style-name="Standard" style:list-style-name="L1">
      <style:text-properties style:font-name="DejaVu Sans Mono" style:font-name-asian="DejaVu Sans Mono"/>
    </style:style>
    <style:style style:name="P6" style:family="paragraph" style:parent-style-name="Standard">
      <style:text-properties style:use-window-font-color="true" style:font-name="DejaVu Sans Mono" style:text-underline-style="none" style:font-name-asian="DejaVu Sans Mono"/>
    </style:style>
    <style:style style:name="P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8000"/>
    </style:style>
    <style:style style:name="T2" style:family="text">
      <style:text-properties fo:color="#008000" fo:background-color="transparent"/>
    </style:style>
    <style:style style:name="T3" style:family="text">
      <style:text-properties fo:font-variant="normal" fo:text-transform="none" fo:color="#222222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222222" style:font-name="Roboto" fo:font-size="10.5pt" fo:letter-spacing="normal" fo:font-style="normal" fo:font-weight="bold"/>
    </style:style>
    <style:style style:name="T5" style:family="text">
      <style:text-properties fo:font-variant="normal" fo:text-transform="none" fo:color="#222222" fo:font-size="10.5pt" fo:letter-spacing="normal" fo:font-style="normal" fo:font-weight="normal"/>
    </style:style>
    <style:style style:name="T6" style:family="text">
      <style:text-properties fo:font-variant="normal" fo:text-transform="none" fo:color="#222222" fo:font-size="10.5pt" fo:letter-spacing="normal" fo:font-style="normal" fo:font-weight="bold"/>
    </style:style>
    <style:style style:name="T7" style:family="text">
      <style:text-properties fo:font-variant="normal" fo:text-transform="none" fo:color="#222222" style:text-line-through-style="none" style:font-name="Roboto" fo:font-size="10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222222" style:text-line-through-style="none" fo:font-size="10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222222" style:text-line-through-style="none" style:font-name="DejaVu Sans Mono" fo:font-size="10.5pt" fo:letter-spacing="normal" fo:font-style="normal" style:text-underline-style="none" fo:font-weight="normal" style:text-blinking="false" style:font-name-asian="DejaVu Sans Mono"/>
    </style:style>
    <style:style style:name="T10" style:family="text">
      <style:text-properties fo:font-variant="normal" fo:text-transform="none" fo:color="#222222" style:font-name="DejaVu Sans Mono" fo:font-size="10.5pt" fo:letter-spacing="normal" fo:font-style="normal" fo:font-weight="normal" style:font-name-asian="DejaVu Sans Mono"/>
    </style:style>
    <style:style style:name="T11" style:family="text">
      <style:text-properties fo:font-variant="normal" fo:text-transform="none" fo:color="#006600" style:font-name="monospace" fo:font-size="9.75pt" fo:letter-spacing="normal" fo:font-style="normal" fo:font-weight="normal"/>
    </style:style>
    <style:style style:name="T12" style:family="text">
      <style:text-properties fo:font-variant="normal" fo:text-transform="none" fo:color="#006600" fo:font-size="9.75pt" fo:letter-spacing="normal" fo:font-style="normal" fo:font-weight="normal"/>
    </style:style>
    <style:style style:name="T13" style:family="text">
      <style:text-properties fo:font-variant="normal" fo:text-transform="none" fo:color="#006600" style:font-name="DejaVu Sans Mono" fo:font-size="9.75pt" fo:letter-spacing="normal" fo:font-style="normal" fo:font-weight="normal" style:font-name-asian="DejaVu Sans Mono"/>
    </style:style>
    <style:style style:name="T14" style:family="text">
      <style:text-properties fo:font-variant="normal" fo:text-transform="none" fo:color="#258aaf" style:text-line-through-style="none" style:font-name="Roboto" fo:font-size="10.5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258aaf" style:text-line-through-style="none" fo:font-size="10.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258aaf" style:text-line-through-style="none" style:font-name="DejaVu Sans Mono" fo:font-size="10.5pt" fo:letter-spacing="normal" fo:font-style="normal" style:text-underline-style="none" fo:font-weight="normal" style:text-blinking="false" style:font-name-asian="DejaVu Sans Mono"/>
    </style:style>
    <style:style style:name="T17" style:family="text">
      <style:text-properties fo:font-variant="normal" fo:text-transform="none" fo:color="#000000" style:text-line-through-style="none" style:font-name="DejaVu Sans Mono" fo:font-size="10.5pt" fo:letter-spacing="normal" fo:font-style="normal" style:text-underline-style="none" fo:font-weight="normal" style:text-blinking="false" style:font-name-asian="DejaVu Sans Mono"/>
    </style:style>
    <style:style style:name="T18" style:family="text">
      <style:text-properties fo:font-variant="normal" fo:text-transform="none" fo:color="#000000" style:text-line-through-style="none" style:font-name="DejaVu Sans Mono" fo:font-size="10.5pt" fo:letter-spacing="normal" fo:font-style="normal" style:text-underline-style="solid" style:text-underline-width="auto" style:text-underline-color="font-color" fo:font-weight="normal" style:text-blinking="false" style:font-name-asian="DejaVu Sans Mono"/>
    </style:style>
    <style:style style:name="T19" style:family="text">
      <style:text-properties style:use-window-font-color="true" style:text-underline-style="none"/>
    </style:style>
    <style:style style:name="T20" style:family="text">
      <style:text-properties fo:color="#258aaf" style:text-line-through-style="none" fo:font-size="10.5pt" style:text-underline-style="none" fo:font-weight="normal" style:text-blinking="false"/>
    </style:style>
    <style:style style:name="T21" style:family="text">
      <style:text-properties style:font-name="DejaVu Sans Mono" style:font-name-asian="DejaVu Sans Mono"/>
    </style:style>
    <style:style style:name="T22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android 应用程序的安装流程 <text:tab/><text:span text:style-name="T2">// 4.2 章节的内容 。</text:span></text:p>
      <text:p text:style-name="P2"><text:tab/>官网参考文档 ：develop - tools - work flow - building and running </text:p>
      <text:p text:style-name="P2"><text:tab/>http://developer.android.com/tools/building/index.html</text:p>
      <text:p text:style-name="P3"/>
      <text:p text:style-name="P2">2. <text:s/>dex 文件格式 <text:tab/><text:tab/><text:span text:style-name="T1">// 4.3 章节 dex 文件格式</text:span></text:p>
      <text:p text:style-name="P6"><text:tab/>官网参考文档 ： android open source project – Devices – Technical <text:s/>Information – Delkvik – Dex format</text:p>
      <text:p text:style-name="P6"/>
      <text:p text:style-name="P1"><text:span text:style-name="T21"><text:tab/></text:span><text:a xlink:type="simple" xlink:href="http://source.android.com/devices/tech/dalvik/dex-format.html"><text:span text:style-name="T21">http://source.android.com/devices/tech/dalvik/dex-format.html</text:span></text:a></text:p>
      <text:p text:style-name="P6"/>
      <text:p text:style-name="P4"><text:span text:style-name="T19">3. LSB128 = </text:span><text:span text:style-name="T5">LEB128 ("</text:span><text:span text:style-name="T6">L</text:span><text:span text:style-name="T5">ittle-</text:span><text:span text:style-name="T6">E</text:span><text:span text:style-name="T5">ndian </text:span><text:span text:style-name="T6">B</text:span><text:span text:style-name="T5">ase </text:span><text:span text:style-name="T6">128</text:span><text:span text:style-name="T5">") </text:span></text:p>
      <text:p text:style-name="P4"><text:span text:style-name="T5"/></text:p>
      <text:p text:style-name="P4"><text:span text:style-name="T5"/></text:p>
      <text:p text:style-name="P4"><text:span text:style-name="T5">4. method </text:span><text:span text:style-name="T5"><office:annotation><dc:creator>Jasper Li</dc:creator><dc:date>2014-02-14T09:18:45</dc:date><text:p text:style-name="P7"><text:span text:style-name="T22">prototype/pr'oʊtətaɪp/ </text:span></text:p><text:p text:style-name="P7"><text:span text:style-name="T22">A typical example.</text:span></text:p></office:annotation></text:span><text:span text:style-name="T5">prototype identifiers list. </text:span></text:p>
      <text:p text:style-name="P4"><text:span text:style-name="T5"/></text:p>
      <text:p text:style-name="P4"><text:span text:style-name="T5">5. vim 编辑二进制文件 </text:span></text:p>
      <text:p text:style-name="P4"><text:span text:style-name="T5">下面两行命令输出二进制文件不同 ，proto_id_item 的 parametersOff 值有差异 。且使用第一种方式打开 vim 有警告产生 ，应该使用第二种方式 。</text:span></text:p>
      <text:list xml:id="list1289223783" text:style-name="L1">
        <text:list-item>
          <text:p text:style-name="P5"><text:span text:style-name="T5">vim Hello.dex → :%!xxd <text:tab/><text:tab/><text:tab/>// 值为 0x 01b4</text:span></text:p>
        </text:list-item>
        <text:list-item>
          <text:p text:style-name="P5"><text:span text:style-name="T5">vim -b Hello.dex → :%!xxd <text:tab/><text:tab/><text:tab/>// 值为 0x 013f <text:s/></text:span></text:p>
        </text:list-item>
      </text:list>
      <text:p text:style-name="P4"><text:span text:style-name="T5"/></text:p>
      <text:p text:style-name="Standard"><text:span text:style-name="T10">6. The format of code in an </text:span><text:span text:style-name="Source_20_Text"><text:span text:style-name="T13">insns </text:span></text:span><text:span text:style-name="T10">array is specified by the companion document</text:span></text:p>
      <text:p text:style-name="Standard"><text:a xlink:type="simple" xlink:href="http://source.android.com/devices/tech/dalvik/dalvik-bytecode.html"><text:span text:style-name="T9"/></text:a></text:p>
      <text:p text:style-name="Standard"><text:a xlink:type="simple" xlink:href="http://source.android.com/devices/tech/dalvik/dalvik-bytecode.html"><text:span text:style-name="T17">"Bytecode for the Dalvik VM"</text:span></text:a></text:p>
      <text:p text:style-name="Standard"><text:a xlink:type="simple" xlink:href="http://source.android.com/devices/tech/dalvik/dalvik-bytecode.html"><text:span text:style-name="T16">http://source.android.com/devices/tech/dalvik/dalvik-bytecode.html</text:span></text:a></text:p>
      <text:p text:style-name="Standard"><text:span text:style-name="T16"/></text:p>
      <text:p text:style-name="P4"><text:span text:style-name="T20">Dalvik VM Instruction Formats：</text:span></text:p>
      <text:p text:style-name="P4"><text:a xlink:type="simple" xlink:href="http://source.android.com/devices/tech/dalvik/instruction-formats.html"><text:span text:style-name="T20">http://source.android.com/devices/tech/dalvik/instruction-formats.html</text:span></text:a></text:p>
      <text:p text:style-name="P4"><text:span text:style-name="T20"/></text:p>
      <text:p text:style-name="P4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Roboto" svg:font-family="Roboto, sans-serif"/>
    <style:font-face style:name="monospace" svg:font-family="monospace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WenQuanYi Zen Hei Mono" style:font-name-complex="Lohit Hindi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3T11:26:37</meta:creation-date>
    <dc:date>2014-02-14T14:55:27</dc:date>
    <dc:creator>Jasper Li</dc:creator>
    <meta:editing-duration>PT5H41M35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7" meta:word-count="153" meta:character-count="888" meta:non-whitespace-character-count="774"/>
  </office:meta>
</office:document-meta>
</file>